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Helper.formatToString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Helper.formatToReadableString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Helper.getCalendarInstance( String dat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Helper.getCalenda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Helper.formatToString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Helper.Dat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